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6b77e" officeooo:paragraph-rsid="0006b77e"/>
    </style:style>
    <style:style style:name="P2" style:family="paragraph" style:parent-style-name="Standard" style:list-style-name="L1">
      <style:text-properties officeooo:rsid="0006b77e" officeooo:paragraph-rsid="0006b77e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deas</text:p>
      <text:list xml:id="list2577309910" text:style-name="L1">
        <text:list-item>
          <text:p text:style-name="P2">Inicio.html</text:p>
          <text:list>
            <text:list-item>
              <text:p text:style-name="P2">Separar imagenes</text:p>
            </text:list-item>
            <text:list-item>
              <text:p text:style-name="P2">Poner recuadro imagen</text:p>
            </text:list-item>
            <text:list-item>
              <text:p text:style-name="P2">Instruccion → imagen; instruccion→ imagen</text:p>
            </text:list-item>
            <text:list-item>
              <text:p text:style-name="P2"/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4T10:28:07.094599971</meta:creation-date>
    <dc:date>2023-03-24T12:10:09.474487496</dc:date>
    <meta:editing-duration>PT1H42M2S</meta:editing-duration>
    <meta:editing-cycles>1</meta:editing-cycles>
    <meta:document-statistic meta:table-count="0" meta:image-count="0" meta:object-count="0" meta:page-count="1" meta:paragraph-count="6" meta:word-count="17" meta:character-count="99" meta:non-whitespace-character-count="92"/>
    <meta:generator>LibreOffice/7.4.4.2$Linux_X86_64 LibreOffice_project/40$Build-2</meta:generator>
  </office:meta>
</office:document-meta>
</file>